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2023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202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2020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202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201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201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2018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201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2016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201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2015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201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7176" calcext:value-type="float">
            <text:p>48.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201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512" calcext:value-type="float">
            <text:p>48.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201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201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2010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2008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200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688" calcext:value-type="float">
            <text:p>51.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2007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200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200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200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200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2001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200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1976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9088" calcext:value-type="float">
            <text:p>52.1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05301</text:p>
          </table:table-cell>
          <table:table-cell office:value-type="string" calcext:value-type="string">
            <text:p>1975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" meta:object-count="0"/>
    <meta:user-defined meta:name="AppVersion">3.0</meta:user-defined>
  </office:meta>
</office:document-meta>
</file>